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00000000FAD71AEB882A1C2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c184d" officeooo:paragraph-rsid="001c184d"/>
    </style:style>
    <style:style style:name="P2" style:family="paragraph" style:parent-style-name="Standard">
      <style:text-properties fo:font-size="12pt" officeooo:rsid="001c184d" officeooo:paragraph-rsid="001c184d"/>
    </style:style>
    <style:style style:name="P3" style:family="paragraph" style:parent-style-name="Standard">
      <style:text-properties fo:font-size="12pt" officeooo:rsid="001d2d5c" officeooo:paragraph-rsid="001d2d5c"/>
    </style:style>
    <style:style style:name="P4" style:family="paragraph" style:parent-style-name="Standard">
      <style:text-properties fo:font-size="12pt" officeooo:rsid="0021f26f" officeooo:paragraph-rsid="0021f26f"/>
    </style:style>
    <style:style style:name="P5" style:family="paragraph" style:parent-style-name="Standard">
      <style:text-properties fo:font-size="12pt" officeooo:rsid="0024a59a" officeooo:paragraph-rsid="0024a59a"/>
    </style:style>
    <style:style style:name="P6" style:family="paragraph" style:parent-style-name="Standard">
      <style:text-properties fo:font-size="12pt" officeooo:rsid="002864e3" officeooo:paragraph-rsid="002864e3"/>
    </style:style>
    <style:style style:name="P7" style:family="paragraph" style:parent-style-name="Standard">
      <style:text-properties fo:font-size="12pt" officeooo:rsid="002ade73" officeooo:paragraph-rsid="002ade73"/>
    </style:style>
    <style:style style:name="P8" style:family="paragraph" style:parent-style-name="Standard">
      <style:text-properties fo:font-size="12pt" officeooo:rsid="0035a8fe" officeooo:paragraph-rsid="0035a8fe"/>
    </style:style>
    <style:style style:name="P9" style:family="paragraph" style:parent-style-name="Standard">
      <style:text-properties fo:font-size="12pt" officeooo:rsid="0035a8fe" officeooo:paragraph-rsid="002ade73"/>
    </style:style>
    <style:style style:name="P10" style:family="paragraph" style:parent-style-name="Standard">
      <style:text-properties fo:font-size="12pt" style:text-underline-style="solid" style:text-underline-width="auto" style:text-underline-color="font-color" fo:font-weight="bold" officeooo:rsid="001c184d" officeooo:paragraph-rsid="001c184d" style:font-weight-asian="bold" style:font-weight-complex="bold"/>
    </style:style>
    <style:style style:name="P11" style:family="paragraph" style:parent-style-name="Header">
      <style:paragraph-properties fo:text-align="end" style:justify-single-word="false"/>
      <style:text-properties officeooo:rsid="002d6cad" officeooo:paragraph-rsid="002da42e"/>
    </style:style>
    <style:style style:name="P12" style:family="paragraph" style:parent-style-name="Footer">
      <style:paragraph-properties fo:text-align="end" style:justify-single-word="false"/>
    </style:style>
    <style:style style:name="T1" style:family="text">
      <style:text-properties officeooo:rsid="001d2d5c"/>
    </style:style>
    <style:style style:name="T2" style:family="text">
      <style:text-properties officeooo:rsid="001f56e2"/>
    </style:style>
    <style:style style:name="T3" style:family="text">
      <style:text-properties officeooo:rsid="0020fd5a"/>
    </style:style>
    <style:style style:name="T4" style:family="text">
      <style:text-properties officeooo:rsid="0024a59a"/>
    </style:style>
    <style:style style:name="T5" style:family="text">
      <style:text-properties officeooo:rsid="00264e5b"/>
    </style:style>
    <style:style style:name="T6" style:family="text">
      <style:text-properties officeooo:rsid="0026dc4b"/>
    </style:style>
    <style:style style:name="T7" style:family="text">
      <style:text-properties officeooo:rsid="0026e2dc"/>
    </style:style>
    <style:style style:name="T8" style:family="text">
      <style:text-properties officeooo:rsid="002864e3"/>
    </style:style>
    <style:style style:name="T9" style:family="text">
      <style:text-properties officeooo:rsid="002a3667"/>
    </style:style>
    <style:style style:name="T10" style:family="text">
      <style:text-properties fo:font-size="18pt"/>
    </style:style>
    <style:style style:name="T11" style:family="text">
      <style:text-properties officeooo:rsid="002da42e"/>
    </style:style>
    <style:style style:name="T12" style:family="text">
      <style:text-properties officeooo:rsid="00321d77"/>
    </style:style>
    <style:style style:name="T13" style:family="text">
      <style:text-properties fo:font-size="4pt"/>
    </style:style>
    <style:style style:name="T14" style:family="text">
      <style:text-properties officeooo:rsid="00384e6a"/>
    </style:style>
    <style:style style:name="T15" style:family="text">
      <style:text-properties officeooo:rsid="00393258"/>
    </style:style>
    <style:style style:name="T16" style:family="text">
      <style:text-properties officeooo:rsid="003ccf4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Phillip and Susana</text:span></text:p>
      <text:p text:style-name="P2"/>
      <text:p text:style-name="P2"><text:tab/>Phillip and Susana both use the internet. They use the internet because they both enjoy <text:span text:style-name="T14">reading</text:span> Facebook and messaging their friends. Phillip uses his phone to access the internet. Susana uses her computer to access the internet. Susana does not like <text:span text:style-name="T1">to use</text:span> a phone because her eyesight is very bad. <text:span text:style-name="T1">The screen of her computer is very large. The screen of Phillip’s phone much smaller.</text:span> Susana uses a mouse and a keyboard with her computer. Phillip <text:span text:style-name="T3">doesn’t need either to use his phone</text:span>. However, when Phillip’s phone dies, he needs to charge it with a charger. <text:span text:style-name="T7">Susan can use her mouse to click and scroll on the websites she visits. Susana likes to visit Google.com, Facebook.com, and WPRI.com. Phillip usually uses apps on his phone. He messages friends using WhatsApp and family using Facebook.</text:span></text:p>
      <text:p text:style-name="P2"/>
      <text:p text:style-name="P10">Questions:</text:p>
      <text:p text:style-name="P2">1. Does Phillip use the internet? ______ <text:s text:c="4"/>Does Susana use the internet? ______</text:p>
      <text:p text:style-name="P2"/>
      <text:p text:style-name="P2"/>
      <text:p text:style-name="P2">3. Why do they use the internet? ________________________________________________________</text:p>
      <text:p text:style-name="P2"/>
      <text:p text:style-name="P2">___________________________________________________________________________________</text:p>
      <text:p text:style-name="P2"/>
      <text:p text:style-name="P2"/>
      <text:p text:style-name="P2">4. How does Phillip access the internet? __________________________________________________</text:p>
      <text:p text:style-name="P2"/>
      <text:p text:style-name="P2"/>
      <text:p text:style-name="P2">5. <text:span text:style-name="T1">Why does Susana not like to use a phone? ______________________________________________</text:span></text:p>
      <text:p text:style-name="P2"/>
      <text:p text:style-name="P2"/>
      <text:p text:style-name="P5">6. Is Susan<text:span text:style-name="T5">a</text:span>’s computer screen larger than <text:span text:style-name="T6">P</text:span>hillip’s phone screen? ________</text:p>
      <text:p text:style-name="P2"/>
      <text:p text:style-name="P3"/>
      <text:p text:style-name="P3"><text:span text:style-name="T4">7</text:span>. Does Phillip need a mouse <text:span text:style-name="T2">to use his phone</text:span>? _________</text:p>
      <text:p text:style-name="P3"/>
      <text:p text:style-name="P3"/>
      <text:p text:style-name="P3"><text:span text:style-name="T4">8</text:span>. What does Phillip use to charge his phone? ___________________________</text:p>
      <text:p text:style-name="P3"/>
      <text:p text:style-name="P3"/>
      <text:p text:style-name="P4"><text:span text:style-name="T4">9</text:span>. <text:span text:style-name="T8">What does Susana use her mouse to do? ________________________________________________</text:span></text:p>
      <text:p text:style-name="P4"/>
      <text:p text:style-name="P4"/>
      <text:p text:style-name="P6">10. <text:span text:style-name="T9">Which websites does Susana visit? ___________________________________________________</text:span></text:p>
      <text:p text:style-name="P6"/>
      <text:p text:style-name="P6"/>
      <text:p text:style-name="P7">11. <text:span text:style-name="T16">How does Phillip message his friends? How does Phillip message his family? <text:s text:c="2"/>________________</text:span></text:p>
      <text:p text:style-name="P7"/>
      <text:p text:style-name="P9"/>
      <text:p text:style-name="P8">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d6cad" officeooo:paragraph-rsid="002da42e"/>
    </style:style>
    <style:style style:name="MP2" style:family="paragraph" style:parent-style-name="Footer">
      <style:paragraph-properties fo:text-align="end" style:justify-single-word="false"/>
    </style:style>
    <style:style style:name="MT1" style:family="text">
      <style:text-properties officeooo:rsid="002da42e"/>
    </style:style>
    <style:style style:name="MT2" style:family="text">
      <style:text-properties fo:font-size="4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98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Computer / Technology </text:span></text:p>
        <text:p text:style-name="MP1"><text:span text:style-name="MT1">Reading Comprehension</text:span></text:p>
        <text:p text:style-name="MP1">A1 <text:span text:style-name="MT1">ESL</text:span></text:p>
      </style:header>
      <style:footer>
        <text:p text:style-name="MP2"><text:span text:style-name="MT2">To the extent possible under law, </text:span><text:a xlink:type="simple" xlink:href="https://creativecommons.org/choose/zero/github.com/matthewsilva/" text:style-name="Internet_20_link" text:visited-style-name="Visited_20_Internet_20_Link"><text:span text:style-name="MT2">Matthew Silva</text:span></text:a><text:span text:style-name="MT2"> has waived all copyright and related or neighboring rights to Computer / Technology Reading Comprehension Worksheet A1 / Introductory / Beginner. This work is published from: United States.</text:span> <draw:frame draw:style-name="Mfr1" draw:name="Image1" text:anchor-type="as-char" svg:width="0.8335in" svg:height="0.1563in" draw:z-index="0"><draw:image xlink:href="Pictures/10000201000000500000000FAD71AEB882A1C20D.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20:25:03.983921275</meta:creation-date>
    <dc:date>2020-01-19T21:04:40.920543400</dc:date>
    <meta:editing-duration>PT27M42S</meta:editing-duration>
    <meta:editing-cycles>28</meta:editing-cycles>
    <meta:generator>LibreOffice/6.1.5.2$Linux_X86_64 LibreOffice_project/10$Build-2</meta:generator>
    <meta:document-statistic meta:table-count="0" meta:image-count="1" meta:object-count="0" meta:page-count="1" meta:paragraph-count="19" meta:word-count="287" meta:character-count="2106" meta:non-whitespace-character-count="1829"/>
  </office:meta>
</office:document-meta>
</file>